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24000001290D272649.svm" manifest:media-type=""/>
  <manifest:file-entry manifest:full-path="Pictures/2000000B00004F1D00003B56F8BFA0E4.wmf" manifest:media-type=""/>
  <manifest:file-entry manifest:full-path="Pictures/2000000100000153000000D87DAA27B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72cm"/>
    </style:style>
    <style:style style:name="gr5" style:family="graphic" style:parent-style-name="standard">
      <style:graphic-properties TexMathsArgs="14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2.902cm" svg:x="1.08cm" svg:y="0.377cm">
          <draw:image xlink:href="Pictures/2000000B00004F1D00003B56F8BFA0E4.wmf" xlink:type="simple" xlink:show="embed" xlink:actuate="onLoad">
            <text:p/>
          </draw:image>
        </draw:frame>
        <draw:frame draw:style-name="gr2" draw:text-style-name="P2" xml:id="id1" draw:id="id1" draw:layer="layout" svg:width="2.644cm" svg:height="1.141cm" svg:x="5.923cm" svg:y="0.557cm">
          <draw:text-box>
            <text:p><text:span text:style-name="T1">چالو سوئچ پر برقی دباؤ</text:span></text:p>
            <text:p><text:span text:style-name="T1"><text:s/></text:span><text:span text:style-name="T1">صفر وولٹ رہتا ہے</text:span></text:p>
          </draw:text-box>
        </draw:frame>
        <draw:custom-shape draw:style-name="gr3" draw:text-style-name="P1" xml:id="id2" draw:id="id2" draw:layer="layout" svg:width="0.321cm" svg:height="0.956cm" svg:x="4.732cm" svg:y="0.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3.105cm" svg:height="1.141cm" svg:x="0.995cm" svg:y="0.321cm">
          <draw:text-box>
            <text:p text:style-name="P3"><text:span text:style-name="T1">منقطع سوئچ سے گزرتی</text:span></text:p>
            <text:p text:style-name="P3"><text:span text:style-name="T1"><text:s/></text:span><text:span text:style-name="T1">برقی رو صفر ایمپئر رہتی ہے</text:span></text:p>
          </draw:text-box>
        </draw:frame>
        <draw:custom-shape draw:style-name="gr3" draw:text-style-name="P1" draw:layer="layout" svg:width="0.321cm" svg:height="2.3cm" draw:transform="rotate (1.5707963267946) translate (2.139cm 1.81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" draw:layer="layout" svg:width="0.407cm" svg:height="0.355cm" svg:x="4.384cm" svg:y="0.317cm">
          <draw:image xlink:href="Pictures/2000000100000124000001290D272649.svm" xlink:type="simple" xlink:show="embed" xlink:actuate="onLoad">
            <text:p/>
          </draw:image>
        </draw:frame>
        <draw:frame draw:style-name="gr6" draw:text-style-name="P1" draw:layer="layout" svg:width="0.473cm" svg:height="0.301cm" svg:x="7.332cm" svg:y="1.833cm">
          <draw:image xlink:href="Pictures/2000000100000153000000D87DAA27BE.svm" xlink:type="simple" xlink:show="embed" xlink:actuate="onLoad">
            <text:p/>
          </draw:image>
        </draw:frame>
        <draw:connector draw:style-name="gr7" draw:text-style-name="P1" draw:layer="layout" draw:type="curve" svg:x1="5.923cm" svg:y1="1.127cm" svg:x2="5.053cm" svg:y2="1.458cm" draw:start-shape="id1" draw:start-glue-point="3" draw:end-shape="id2" draw:end-glue-point="6" svg:d="m5923 1127c-651 0-216 331-870 3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0T12:09:51</dc:date>
    <dc:creator>kkk </dc:creator>
    <meta:editing-duration>PT23M22S</meta:editing-duration>
    <meta:editing-cycles>3</meta:editing-cycles>
    <meta:generator>LibreOffice/3.3$Linux LibreOffice_project/330m19$Build-401</meta:generator>
    <meta:document-statistic meta:object-count="8"/>
  </office:meta>
</office:document-meta>
</file>